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9.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7.586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3.859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outline1">
      <style:graphic-properties fo:min-height="13.609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outline1">
      <style:graphic-properties fo:min-height="15.06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66pt" style:font-size-asian="66pt" style:font-size-complex="66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text-underline-style="none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4700b8"/>
    </style:style>
    <style:style style:name="T9" style:family="text">
      <style:text-properties fo:color="#2800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13.298cm" svg:x="1.4cm" svg:y="3.988cm" presentation:class="subtitle" presentation:user-transformed="true">
          <draw:text-box>
            <text:p><text:span text:style-name="T1">Sub-equipo 1: Implementación</text:span></text:p>
            <text:p><text:span text:style-name="T1"/></text:p>
            <text:p text:style-name="P1"><text:span text:style-name="T2">UGR 05/04/2011</text:span></text:p>
            <text:p text:style-name="P2"><text:span text:style-name="T2">Fco Javier Briones</text:span></text:p>
            <text:p text:style-name="P2"><text:span text:style-name="T2">Francisco Abril</text:span></text:p>
            <text:p text:style-name="P2"><text:span text:style-name="T2">José Peso</text:span></text:p>
            <text:p text:style-name="P2"><text:span text:style-name="T2">Alejandro Me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mana 1 y 2</text:span></text:p>
          </draw:text-box>
        </draw:frame>
        <draw:frame presentation:style-name="pr4" draw:layer="layout" svg:width="25.199cm" svg:height="15.991cm" svg:x="1.5cm" svg:y="4.914cm" presentation:class="outline" presentation:user-transformed="true">
          <draw:text-box>
            <text:list text:style-name="L2">
              <text:list-header>
                <text:p>Familiarizarnos con las herramientas y tecnologías que íbamos a tratar.</text:p>
                <text:p><text:span text:style-name="T4"/></text:p>
              </text:list-header>
              <text:list-item>
                <text:p><text:span text:style-name="T5">Estudiar lenguaje de codificación Java</text:span></text:p>
              </text:list-item>
              <text:list-item>
                <text:p><text:span text:style-name="T5">Implantación,puesta a punto NetBeans, Lamp, Wamp</text:span></text:p>
              </text:list-item>
              <text:list-item>
                <text:p><text:span text:style-name="T5">Codificación y Pruebas JDBC</text:span></text:p>
              </text:list-item>
              <text:list-item>
                <text:p><text:span text:style-name="T5">Puesta a punto de las máquinas que serán los servidores.</text:span></text:p>
              </text:list-item>
              <text:list-item>
                <text:p><text:span text:style-name="T5">Tutoriales Interfaces Gráficas Java</text:span></text:p>
              </text:list-item>
              <text:list-item>
                <text:p><text:span text:style-name="T5">Tutoriales Mysql, aplicaciones Java con acceso a Servidores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mana 3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esentamos un prototipo de la Interfaz de la aplicación, diseñada por el equipo de Diseño.</text:p>
              </text:list-item>
              <text:list-item>
                <text:p>Presentamos un manual de la implantación y puesta a punto de la Base de Datos, con el software definitivo y una pequeña aplicación en java de demostración</text:p>
              </text:list-item>
              <text:list-item>
                <text:p>Presentamos un archivo con las convenciones y reglas a usar para la codificac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mana 4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6">Estudio del modelado de requisitos y análisis </text:span><text:span text:style-name="T7">presentado por el equipo de Diseño.</text:span></text:p>
              </text:list-item>
              <text:list-item>
                <text:p>Implementación de la nueva Interfaz proporcionada (incompleta) por el equipo de Diseño.</text:p>
              </text:list-item>
              <text:list-item>
                <text:p>Integración del proyecto con el sistema de control de ver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emana 5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tinuamos la implementación de las nuevas partes de la interfaz gráfica que nos llegan de Diseño.</text:p>
              </text:list-item>
              <text:list-item>
                <text:p><text:span text:style-name="T6">Trabajo en conjunto con el equipo de Diseño </text:span><text:span text:style-name="T7">(retroalimentación)</text:span></text:p>
              </text:list-item>
              <text:list-item>
                <text:p><text:span text:style-name="T7">2 últimos días,recibimos el Diseño definitivo, implementación e integración con la interfa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Problemas Obtenidos durante toda la etapa.</text:p>
          </draw:text-box>
        </draw:frame>
        <draw:frame presentation:style-name="pr8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uesta a punto del Servidor. Acceso desde el exterior.</text:p>
              </text:list-item>
              <text:list-item>
                <text:p>Integración del proyecto con el sistema de control de versiones.</text:p>
              </text:list-item>
              <text:list-item>
                <text:p>Codificación del diseño, retroalimentación.</text:p>
              </text:list-item>
              <text:list-item>
                <text:p>Implementación de la Interfaz </text:p>
              </text:list-item>
              <text:list-item>
                <text:p>Codificación en la integración del modelo con la Interfaz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sfuerzo Dedicado</text:p>
          </draw:text-box>
        </draw:frame>
        <draw:frame presentation:style-name="pr10" draw:layer="layout" svg:width="25.1cm" svg:height="15.068cm" svg:x="1.9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tudio de tutoriales e implantación de los sistemas (16h x 4 personas) 64h</text:p>
              </text:list-item>
              <text:list-item>
                <text:p>Codificación de los prototipos(12h x 4per)48h</text:p>
              </text:list-item>
              <text:list-item>
                <text:p>Codificación de la Interfaz (20h x 2per)40h</text:p>
              </text:list-item>
              <text:list-item>
                <text:p>Retroalimentación equipo de Diseño(8h x 3per)</text:p>
              </text:list-item>
              <text:list-item>
                <text:p>Codificación del Diseño(18h x 3 per)54h</text:p>
                <text:p><text:span text:style-name="T8">Horas Totales:</text:span> <text:tab/><text:tab/>230horas<text:tab/><text:tab/><text:tab/><text:line-break/><text:span text:style-name="T8">Media/persona</text:span><text:span text:style-name="T9">:~</text:span> <text:tab/><text:tab/>2,3 horas/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 A</meta:initial-creator>
    <meta:creation-date>2011-04-05T18:22:02</meta:creation-date>
    <meta:editing-duration>PT01H48M56S</meta:editing-duration>
    <meta:editing-cycles>11</meta:editing-cycles>
    <dc:date>2011-04-06T11:09:47.15</dc:date>
    <dc:creator>javi </dc:creator>
    <meta:generator>OpenOffice.org/3.2$Win32 OpenOffice.org_project/320m18$Build-9502</meta:generator>
    <meta:document-statistic meta:object-count="48"/>
  </office:meta>
</office:document-meta>
</file>